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Hotelverwaltung</text:h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an Goeppentin</meta:initial-creator>
    <meta:creation-date>2015-06-11T13:52:20</meta:creation-date>
    <meta:generator>LibreOffice/3.5$Linux_X86_64 LibreOffice_project/350m1$Build-2</meta:generator>
    <dc:date>2015-06-11T14:28:46</dc:date>
    <dc:creator>Stephan Goeppentin</dc:creator>
    <meta:editing-duration>PT5S</meta:editing-duration>
    <meta:editing-cycles>2</meta:editing-cycles>
    <meta:document-statistic meta:table-count="0" meta:image-count="0" meta:object-count="0" meta:page-count="1" meta:paragraph-count="1" meta:word-count="1" meta:character-count="15" meta:non-whitespace-character-count="15"/>
  </office:meta>
</office:document-meta>
</file>